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44%" fo:margin-top="0.635cm" fo:margin-bottom="0.423cm" fo:margin-right="-0.952cm" style:writing-mode="lr-tb"/>
    </style:style>
    <style:style style:name="T1_1" style:family="text">
      <style:text-properties fo:font-size="28pt" style:font-size-asian="28pt" style:font-size-complex="28pt"/>
    </style:style>
    <style:style style:name="T1_2" style:family="text">
      <style:text-properties fo:font-size="28pt" style:font-size-asian="28pt" style:font-size-complex="28pt"/>
    </style:style>
    <style:style style:name="T1_3" style:family="text">
      <style:text-properties fo:font-size="28pt" style:font-size-asian="28pt" style:font-size-complex="28pt"/>
    </style:style>
    <style:style style:name="T1_4" style:family="text">
      <style:text-properties fo:font-size="28pt" style:font-size-asian="28pt" style:font-size-complex="28pt"/>
    </style:style>
    <style:style style:name="T1_5" style:family="text">
      <style:text-properties fo:font-size="28pt" style:font-size-asian="28pt" style:font-size-complex="28pt"/>
    </style:style>
    <style:style style:name="T1_6" style:family="text">
      <style:text-properties fo:font-size="28pt" style:font-size-asian="28pt" style:font-size-complex="28pt"/>
    </style:style>
    <style:style style:name="T1_7" style:family="text">
      <style:text-properties fo:font-size="28pt" style:font-size-asian="28pt" style:font-size-complex="28pt"/>
    </style:style>
    <style:style style:name="T1_8" style:family="text">
      <style:text-properties fo:font-size="28pt" style:font-size-asian="28pt" style:font-size-complex="28pt"/>
    </style:style>
    <style:style style:name="T1_9" style:family="text">
      <style:text-properties fo:font-size="28pt" style:font-size-asian="28pt" style:font-size-complex="28pt"/>
    </style:style>
    <style:style style:name="T1_10" style:family="text">
      <style:text-properties fo:font-size="28pt" style:font-size-asian="28pt" style:font-size-complex="28pt"/>
    </style:style>
    <style:style style:name="T1_11" style:family="text">
      <style:text-properties fo:font-size="28pt" style:font-size-asian="28pt" style:font-size-complex="28pt"/>
    </style:style>
    <style:style style:name="P2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3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4" style:family="paragraph" style:parent-style-name="Standard">
      <style:paragraph-properties fo:text-align="right" fo:break-before="auto" fo:line-height="144%" fo:margin-top="0.106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44%" fo:margin-top="0.106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44%" fo:margin-top="0.106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2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44%" fo:margin-top="0.106cm" fo:margin-bottom="0.106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font-size="12pt" style:font-size-asian="12pt" style:font-size-complex="12pt" fo:font-weight="bold" style:font-weight-asian="bold" style:font-weight-complex="bold"/>
    </style:style>
    <style:style style:name="T7_8" style:family="text">
      <style:text-properties fo:font-size="12pt" style:font-size-asian="12pt" style:font-size-complex="12pt" fo:font-weight="bold" style:font-weight-asian="bold" style:font-weight-complex="bold"/>
    </style:style>
    <style:style style:name="T7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2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44%" style:writing-mode="lr-tb"/>
    </style:style>
    <style:style style:name="T10_1" style:family="text">
      <style:text-properties fo:font-size="14pt" style:font-size-asian="14pt" style:font-size-complex="14pt" fo:font-weight="bold" style:font-weight-asian="bold" style:font-weight-complex="bold"/>
    </style:style>
    <style:style style:name="T10_2" style:family="text">
      <style:text-properties fo:font-size="14pt" style:font-size-asian="14pt" style:font-size-complex="14pt" fo:font-weight="bold" style:font-weight-asian="bold" style:font-weight-complex="bold"/>
    </style:style>
    <style:style style:name="T10_3" style:family="text">
      <style:text-properties fo:font-size="14pt" style:font-size-asian="14pt" style:font-size-complex="14pt" fo:font-weight="bold" style:font-weight-asian="bold" style:font-weight-complex="bold"/>
    </style:style>
    <style:style style:name="T10_4" style:family="text">
      <style:text-properties fo:font-size="14pt" style:font-size-asian="14pt" style:font-size-complex="14pt" fo:font-weight="bold" style:font-weight-asian="bold" style:font-weight-complex="bold"/>
    </style:style>
    <style:style style:name="T10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1.72cm"/>
    </style:style>
    <style:style style:name="Column3" style:family="table-column">
      <style:table-column-properties style:column-width="7.673cm"/>
    </style:style>
    <style:style style:name="Column4" style:family="table-column">
      <style:table-column-properties style:column-width="4.022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1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1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2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2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3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4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1">
      <style:paragraph-properties fo:text-align="left" fo:break-before="auto" fo:line-height="138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40" style:family="paragraph" style:parent-style-name="Heading_20_1">
      <style:paragraph-properties fo:break-before="auto" fo:line-height="144%" fo:margin-top="0cm" fo:margin-bottom="0cm" style:writing-mode="lr-tb"/>
    </style:style>
    <style:style style:name="T40_1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text-indent="1.27cm" fo:line-height="138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P42" style:family="paragraph" style:parent-style-name="Heading_20_1">
      <style:paragraph-properties fo:break-before="auto" fo:line-height="115%" fo:margin-top="0cm" fo:margin-bottom="0cm" style:writing-mode="lr-tb"/>
    </style:style>
    <style:style style:name="T42_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text-indent="1.27cm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Heading_20_2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Heading_20_2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break-before="auto" fo:text-indent="1.27cm" fo:line-height="115%" fo:margin-left="2.54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P47" style:family="paragraph" style:parent-style-name="Heading_20_2">
      <style:paragraph-properties fo:break-before="auto" fo:line-height="115%" fo:margin-top="0cm" fo:margin-bottom="0cm" style:writing-mode="lr-tb"/>
    </style:style>
    <style:style style:name="T47_1" style:family="text"/>
    <style:style style:name="P48" style:family="paragraph" style:parent-style-name="Standard">
      <style:paragraph-properties fo:break-before="auto" fo:text-indent="0cm" fo:line-height="115%" fo:margin-left="2.54cm" style:writing-mode="lr-tb"/>
    </style:style>
    <style:style style:name="Table2" style:family="table">
      <style:table-properties table:align="left" style:width="15.928cm" fo:margin-left="-0.132cm"/>
    </style:style>
    <style:style style:name="Column5" style:family="table-column">
      <style:table-column-properties style:column-width="13.785cm"/>
    </style:style>
    <style:style style:name="Column6" style:family="table-column">
      <style:table-column-properties style:column-width="2.143cm"/>
    </style:style>
    <style:style style:name="Row5" style:family="table-row"/>
    <style:style style:name="Cell1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P56" style:family="paragraph" style:parent-style-name="Heading_20_2">
      <style:paragraph-properties fo:break-before="auto" fo:line-height="115%" fo:margin-top="0cm" fo:margin-bottom="0cm" style:writing-mode="lr-tb"/>
    </style:style>
    <style:style style:name="T56_1" style:family="text"/>
    <style:style style:name="P57" style:family="paragraph" style:parent-style-name="Standard">
      <style:paragraph-properties fo:break-before="auto" fo:text-indent="1.27cm" fo:line-height="115%" fo:margin-left="2.54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Heading_20_1">
      <style:paragraph-properties fo:break-before="auto" fo:line-height="115%" fo:margin-top="0cm" fo:margin-bottom="0cm" style:writing-mode="lr-tb"/>
    </style:style>
    <style:style style:name="T59_1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text-indent="1.27cm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P61" style:family="paragraph" style:parent-style-name="Heading_20_1">
      <style:paragraph-properties fo:break-before="auto" fo:line-height="115%" fo:margin-top="0cm" fo:margin-bottom="0cm" style:writing-mode="lr-tb"/>
    </style:style>
    <style:style style:name="T61_1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4cm" fo:margin-left="0cm"/>
    </style:style>
    <style:style style:name="Column7" style:family="table-column">
      <style:table-column-properties style:column-width="7.962cm"/>
    </style:style>
    <style:style style:name="Column8" style:family="table-column">
      <style:table-column-properties style:column-width="7.962cm"/>
    </style:style>
    <style:style style:name="Row8" style:family="table-row"/>
    <style:style style:name="Cell23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latório</text:span><text:span text:style-name="T1_2"><text:s/></text:span><text:span text:style-name="T1_3">de</text:span><text:span text:style-name="T1_4"><text:s/></text:span><text:span text:style-name="T1_5">Verificação</text:span><text:span text:style-name="T1_6">/</text:span><text:span text:style-name="T1_7">Validação</text:span><text:span text:style-name="T1_8"><text:s/></text:span><text:span text:style-name="T1_9">de</text:span><text:span text:style-name="T1_10"><text:s/></text:span><text:span text:style-name="T1_11">Design</text:span></text:p>
      <text:p text:style-name="P2"/>
      <text:p text:style-name="P3"/>
      <text:p text:style-name="P4"><text:span text:style-name="T4_1">Projeto</text:span><text:span text:style-name="T4_2">:<text:s/></text:span><text:span text:style-name="T4_3">SVRI</text:span></text:p>
      <text:p text:style-name="P5"><text:span text:style-name="T5_1">Responsável</text:span><text:span text:style-name="T5_2"><text:s/></text:span><text:span text:style-name="T5_3">pela</text:span><text:span text:style-name="T5_4"><text:s/></text:span><text:span text:style-name="T5_5">Elaboração</text:span><text:span text:style-name="T5_6">:<text:s/></text:span><text:span text:style-name="T5_7">Marcos</text:span><text:span text:style-name="T5_8"><text:s/></text:span><text:span text:style-name="T5_9">Vinicius</text:span></text:p>
      <text:p text:style-name="P6"><text:span text:style-name="T6_1">Função</text:span><text:span text:style-name="T6_2"><text:s/></text:span><text:span text:style-name="T6_3">do</text:span><text:span text:style-name="T6_4"><text:s/></text:span><text:span text:style-name="T6_5">Responsável</text:span><text:span text:style-name="T6_6">:<text:s/></text:span><text:span text:style-name="T6_7">Gerência</text:span><text:span text:style-name="T6_8"><text:s/></text:span><text:span text:style-name="T6_9">de</text:span><text:span text:style-name="T6_10"><text:s/></text:span><text:span text:style-name="T6_11">Verificação</text:span><text:span text:style-name="T6_12"><text:s/>&amp;<text:s/></text:span><text:span text:style-name="T6_13">Validação</text:span></text:p>
      <text:p text:style-name="P7"><text:span text:style-name="T7_1">E</text:span><text:span text:style-name="T7_2">-</text:span><text:span text:style-name="T7_3">mail</text:span><text:span text:style-name="T7_4"><text:s/></text:span><text:span text:style-name="T7_5">do</text:span><text:span text:style-name="T7_6"><text:s/></text:span><text:span text:style-name="T7_7">Responsável</text:span><text:span text:style-name="T7_8">:<text:s/></text:span><text:span text:style-name="T7_9">marcos</text:span><text:span text:style-name="T7_10">.</text:span><text:span text:style-name="T7_11">v</text:span><text:span text:style-name="T7_12">.</text:span><text:span text:style-name="T7_13">silva</text:span><text:span text:style-name="T7_14">@</text:span><text:span text:style-name="T7_15">live</text:span><text:span text:style-name="T7_16">.</text:span><text:span text:style-name="T7_17">com</text:span></text:p>
      <text:p text:style-name="P8"/>
      <text:p text:style-name="P9"/>
      <text:p text:style-name="P10"><text:span text:style-name="T10_1">Histórico</text:span><text:span text:style-name="T10_2"><text:s/></text:span><text:span text:style-name="T10_3">de</text:span><text:span text:style-name="T10_4"><text:s/></text:span><text:span text:style-name="T10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1"><text:span text:style-name="T11_1">Data</text:span></text:p>
          </table:table-cell>
          <table:table-cell table:style-name="Cell2">
            <text:p text:style-name="P12"><text:span text:style-name="T12_1">Versão</text:span></text:p>
          </table:table-cell>
          <table:table-cell table:style-name="Cell3">
            <text:p text:style-name="P13"><text:span text:style-name="T13_1">Descrição</text:span></text:p>
          </table:table-cell>
          <table:table-cell table:style-name="Cell4">
            <text:p text:style-name="P14"><text:span text:style-name="T14_1">Autor</text:span></text:p>
          </table:table-cell>
        </table:table-row>
        <table:table-row table:style-name="Row2">
          <table:table-cell table:style-name="Cell5">
            <text:p text:style-name="P15"><text:span text:style-name="T15_1">15/05/2015</text:span></text:p>
          </table:table-cell>
          <table:table-cell table:style-name="Cell6">
            <text:p text:style-name="P16"><text:span text:style-name="T16_1">1.0</text:span></text:p>
          </table:table-cell>
          <table:table-cell table:style-name="Cell7">
            <text:p text:style-name="P17"><text:span text:style-name="T17_1">2</text:span><text:span text:style-name="T17_2">º</text:span><text:span text:style-name="T17_3"><text:s/></text:span><text:span text:style-name="T17_4">Relatório</text:span><text:span text:style-name="T17_5"><text:s/></text:span><text:span text:style-name="T17_6">de</text:span><text:span text:style-name="T17_7"><text:s/></text:span><text:span text:style-name="T17_8">Verificação</text:span><text:span text:style-name="T17_9"><text:s/></text:span><text:span text:style-name="T17_10">e</text:span><text:span text:style-name="T17_11"><text:s/></text:span><text:span text:style-name="T17_12">Validação</text:span></text:p>
          </table:table-cell>
          <table:table-cell table:style-name="Cell8">
            <text:p text:style-name="P18"><text:span text:style-name="T18_1">Marcos</text:span><text:span text:style-name="T18_2"><text:s/></text:span><text:span text:style-name="T18_3">Vinicius</text:span></text:p>
          </table:table-cell>
        </table:table-row>
        <table:table-row table:style-name="Row3">
          <table:table-cell table:style-name="Cell9">
            <text:p text:style-name="P19"><text:span text:style-name="T19_1">20/05/2015</text:span></text:p>
          </table:table-cell>
          <table:table-cell table:style-name="Cell10">
            <text:p text:style-name="P20"><text:span text:style-name="T20_1">2.0</text:span></text:p>
          </table:table-cell>
          <table:table-cell table:style-name="Cell11">
            <text:p text:style-name="P21"><text:span text:style-name="T21_1">Alteração</text:span><text:span text:style-name="T21_2"><text:s/></text:span><text:span text:style-name="T21_3">do</text:span><text:span text:style-name="T21_4"><text:s/></text:span><text:span text:style-name="T21_5">relatório</text:span><text:span text:style-name="T21_6"><text:s/></text:span><text:span text:style-name="T21_7">em</text:span><text:span text:style-name="T21_8"><text:s/></text:span><text:span text:style-name="T21_9">virtude</text:span><text:span text:style-name="T21_10"><text:s/></text:span><text:span text:style-name="T21_11">da</text:span><text:span text:style-name="T21_12"><text:s/></text:span><text:span text:style-name="T21_13">alteração</text:span><text:span text:style-name="T21_14"><text:s/></text:span><text:span text:style-name="T21_15">do</text:span><text:span text:style-name="T21_16"><text:s/></text:span><text:span text:style-name="T21_17">diagrama</text:span><text:span text:style-name="T21_18"><text:s/></text:span><text:span text:style-name="T21_19">de</text:span><text:span text:style-name="T21_20"><text:s/></text:span><text:span text:style-name="T21_21">classes</text:span></text:p>
          </table:table-cell>
          <table:table-cell table:style-name="Cell12">
            <text:p text:style-name="P22"><text:span text:style-name="T22_1">Marcos</text:span><text:span text:style-name="T22_2"><text:s/></text:span><text:span text:style-name="T22_3">Vinicius</text:span></text:p>
          </table:table-cell>
        </table:table-row>
        <table:table-row table:style-name="Row4">
          <table:table-cell table:style-name="Cell13">
            <text:p text:style-name="P23"/>
          </table:table-cell>
          <table:table-cell table:style-name="Cell14">
            <text:p text:style-name="P24"/>
          </table:table-cell>
          <table:table-cell table:style-name="Cell15">
            <text:p text:style-name="P25"/>
          </table:table-cell>
          <table:table-cell table:style-name="Cell16">
            <text:p text:style-name="P26"/>
          </table:table-cell>
        </table:table-row>
      </table:table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h text:style-name="P37" text:outline-level="10"><text:bookmark-start text:name="h.cu0ybkufvyjw"/><text:bookmark-end text:name="h.cu0ybkufvyjw"/></text:h>
      <text:p text:style-name="P38"/>
      <text:p text:style-name="P39"/>
      <text:list text:style-name="LS1" xml:id="list0">
        <text:list-item>
          <text:h text:style-name="P40" text:outline-level="10"><text:bookmark-start text:name="h.ephnywe5eqvm"/><text:bookmark-end text:name="h.ephnywe5eqvm"/><text:span text:style-name="T40_1">Propósito</text:span></text:h>
        </text:list-item>
      </text:list>
      <text:p text:style-name="P41"><text:span text:style-name="T41_1">O</text:span><text:span text:style-name="T41_2"><text:s/></text:span><text:span text:style-name="T41_3">propósito</text:span><text:span text:style-name="T41_4"><text:s/></text:span><text:span text:style-name="T41_5">deste</text:span><text:span text:style-name="T41_6"><text:s/></text:span><text:span text:style-name="T41_7">documento</text:span><text:span text:style-name="T41_8"><text:s/></text:span><text:span text:style-name="T41_9">é</text:span><text:span text:style-name="T41_10"><text:s/></text:span><text:span text:style-name="T41_11">o</text:span><text:span text:style-name="T41_12"><text:s/></text:span><text:span text:style-name="T41_13">de</text:span><text:span text:style-name="T41_14"><text:s/></text:span><text:span text:style-name="T41_15">relatar</text:span><text:span text:style-name="T41_16"><text:s/></text:span><text:span text:style-name="T41_17">as</text:span><text:span text:style-name="T41_18"><text:s/></text:span><text:span text:style-name="T41_19">não</text:span><text:span text:style-name="T41_20">-</text:span><text:span text:style-name="T41_21">conformidades</text:span><text:span text:style-name="T41_22"><text:s/></text:span><text:span text:style-name="T41_23">encontradas</text:span><text:span text:style-name="T41_24"><text:s/></text:span><text:span text:style-name="T41_25">no</text:span><text:span text:style-name="T41_26"><text:s/></text:span><text:span text:style-name="T41_27">Documento</text:span><text:span text:style-name="T41_28"><text:s/></text:span><text:span text:style-name="T41_29">de</text:span><text:span text:style-name="T41_30"><text:s/></text:span><text:span text:style-name="T41_31">Descrição</text:span><text:span text:style-name="T41_32"><text:s/></text:span><text:span text:style-name="T41_33">Arquitetural</text:span><text:span text:style-name="T41_34">.</text:span></text:p>
      <text:list text:style-name="LS1" xml:id="list1" text:continue-list="list0">
        <text:list-item>
          <text:h text:style-name="P42" text:outline-level="10"><text:bookmark-start text:name="h.ha6phynhnr2b"/><text:bookmark-end text:name="h.ha6phynhnr2b"/><text:span text:style-name="T42_1">Relatório</text:span></text:h>
        </text:list-item>
      </text:list>
      <text:p text:style-name="P43"><text:span text:style-name="T43_1">A</text:span><text:span text:style-name="T43_2"><text:s/></text:span><text:span text:style-name="T43_3">seguir</text:span><text:span text:style-name="T43_4"><text:s/></text:span><text:span text:style-name="T43_5">estão</text:span><text:span text:style-name="T43_6"><text:s/></text:span><text:span text:style-name="T43_7">relatados</text:span><text:span text:style-name="T43_8"><text:s/></text:span><text:span text:style-name="T43_9">os</text:span><text:span text:style-name="T43_10"><text:s/></text:span><text:span text:style-name="T43_11">resultados</text:span><text:span text:style-name="T43_12"><text:s/></text:span><text:span text:style-name="T43_13">da</text:span><text:span text:style-name="T43_14"><text:s/></text:span><text:span text:style-name="T43_15">atividade</text:span><text:span text:style-name="T43_16"><text:s/></text:span><text:span text:style-name="T43_17">de</text:span><text:span text:style-name="T43_18"><text:s/></text:span><text:span text:style-name="T43_19">V</text:span><text:span text:style-name="T43_20">&amp;</text:span><text:span text:style-name="T43_21">V</text:span><text:span text:style-name="T43_22"><text:s/></text:span><text:span text:style-name="T43_23">realizada</text:span><text:span text:style-name="T43_24"><text:s/></text:span><text:span text:style-name="T43_25">sobre</text:span><text:span text:style-name="T43_26"><text:s/></text:span><text:span text:style-name="T43_27">o</text:span><text:span text:style-name="T43_28"><text:s/></text:span><text:span text:style-name="T43_29">Documento</text:span><text:span text:style-name="T43_30"><text:s/></text:span><text:span text:style-name="T43_31">de</text:span><text:span text:style-name="T43_32"><text:s/></text:span><text:span text:style-name="T43_33">Descrição</text:span><text:span text:style-name="T43_34"><text:s/></text:span><text:span text:style-name="T43_35">Arquitetural</text:span><text:span text:style-name="T43_36">.</text:span></text:p>
      <text:list text:style-name="LS1" xml:id="list2" text:continue-list="list0">
        <text:list-item>
          <text:list>
            <text:list-item>
              <text:h text:style-name="P44" text:outline-level="10"><text:bookmark-start text:name="h.w13uvrpd5ba1"/><text:bookmark-end text:name="h.w13uvrpd5ba1"/><text:span text:style-name="T44_1">Documento</text:span><text:span text:style-name="T44_2"><text:s/></text:span><text:span text:style-name="T44_3">de</text:span><text:span text:style-name="T44_4"><text:s/></text:span><text:span text:style-name="T44_5">Descrição</text:span><text:span text:style-name="T44_6"><text:s/></text:span><text:span text:style-name="T44_7">Arquitetural</text:span></text:h>
              <text:list>
                <text:list-item>
                  <text:h text:style-name="P45" text:outline-level="10"><text:bookmark-start text:name="h.66e4iveilum5"/><text:bookmark-end text:name="h.66e4iveilum5"/><text:span text:style-name="T45_1">Documentos</text:span><text:span text:style-name="T45_2"><text:s/></text:span></text:h>
                </text:list-item>
              </text:list>
            </text:list-item>
          </text:list>
        </text:list-item>
      </text:list>
      <text:p text:style-name="P46"><text:span text:style-name="T46_1">Para</text:span><text:span text:style-name="T46_2"><text:s/></text:span><text:span text:style-name="T46_3">esse</text:span><text:span text:style-name="T46_4"><text:s/></text:span><text:span text:style-name="T46_5">relatório</text:span><text:span text:style-name="T46_6">,<text:s/></text:span><text:span text:style-name="T46_7">foi</text:span><text:span text:style-name="T46_8"><text:s/></text:span><text:span text:style-name="T46_9">utilizado</text:span><text:span text:style-name="T46_10"><text:s/></text:span><text:span text:style-name="T46_11">o</text:span><text:span text:style-name="T46_12"><text:s/></text:span><text:span text:style-name="T46_13">Documento</text:span><text:span text:style-name="T46_14"><text:s/></text:span><text:span text:style-name="T46_15">de</text:span><text:span text:style-name="T46_16"><text:s/></text:span><text:span text:style-name="T46_17">Descrição</text:span><text:span text:style-name="T46_18"><text:s/></text:span><text:span text:style-name="T46_19">Arquitetural</text:span><text:span text:style-name="T46_20">,<text:s/></text:span><text:span text:style-name="T46_21">com</text:span><text:span text:style-name="T46_22"><text:s/></text:span><text:span text:style-name="T46_23">o</text:span><text:span text:style-name="T46_24"><text:s/></text:span><text:span text:style-name="T46_25">Diagrama</text:span><text:span text:style-name="T46_26"><text:s/></text:span><text:span text:style-name="T46_27">de</text:span><text:span text:style-name="T46_28"><text:s/></text:span><text:span text:style-name="T46_29">Classes</text:span><text:span text:style-name="T46_30"><text:s/></text:span><text:span text:style-name="T46_31">do</text:span><text:span text:style-name="T46_32"><text:s/></text:span><text:span text:style-name="T46_33">sistema</text:span></text:p>
      <text:list text:style-name="LS1" xml:id="list4" text:continue-list="list0">
        <text:list-item>
          <text:list>
            <text:list-item>
              <text:list>
                <text:list-item>
                  <text:h text:style-name="P47" text:outline-level="10"><text:bookmark-start text:name="h.2la3squ2gu5n"/><text:bookmark-end text:name="h.2la3squ2gu5n"/><text:span text:style-name="T47_1">Problemas</text:span></text:h>
                </text:list-item>
              </text:list>
            </text:list-item>
          </text:list>
        </text:list-item>
      </text:list>
      <text:p text:style-name="P48"/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49"><text:span text:style-name="T49_1">Problemas</text:span></text:p>
          </table:table-cell>
          <table:table-cell table:style-name="Cell18">
            <text:p text:style-name="P50"><text:span text:style-name="T50_1">Impacto</text:span></text:p>
          </table:table-cell>
        </table:table-row>
        <table:table-row table:style-name="Row6">
          <table:table-cell table:style-name="Cell19">
            <text:p text:style-name="P51"><text:span text:style-name="T51_1">As</text:span><text:span text:style-name="T51_2"><text:s/></text:span><text:span text:style-name="T51_3">convenções</text:span><text:span text:style-name="T51_4"><text:s/></text:span><text:span text:style-name="T51_5">da</text:span><text:span text:style-name="T51_6"><text:s/></text:span><text:span text:style-name="T51_7">Arquitetura</text:span><text:span text:style-name="T51_8"><text:s/></text:span><text:span text:style-name="T51_9">de</text:span><text:span text:style-name="T51_10"><text:s/></text:span><text:span text:style-name="T51_11">Software</text:span><text:span text:style-name="T51_12"><text:s/></text:span><text:span text:style-name="T51_13">não</text:span><text:span text:style-name="T51_14"><text:s/></text:span><text:span text:style-name="T51_15">foram</text:span><text:span text:style-name="T51_16"><text:s/></text:span><text:span text:style-name="T51_17">documentadas</text:span><text:span text:style-name="T51_18"><text:s/></text:span><text:span text:style-name="T51_19">de</text:span><text:span text:style-name="T51_20"><text:s/></text:span><text:span text:style-name="T51_21">forma</text:span><text:span text:style-name="T51_22"><text:s/></text:span><text:span text:style-name="T51_23">a</text:span><text:span text:style-name="T51_24"><text:s/></text:span><text:span text:style-name="T51_25">atender</text:span><text:span text:style-name="T51_26"><text:s/></text:span><text:span text:style-name="T51_27">aos</text:span><text:span text:style-name="T51_28"><text:s/></text:span><text:span text:style-name="T51_29">requisitos</text:span><text:span text:style-name="T51_30"><text:s/></text:span><text:span text:style-name="T51_31">de</text:span><text:span text:style-name="T51_32"><text:s/></text:span><text:span text:style-name="T51_33">documentação</text:span><text:span text:style-name="T51_34">.</text:span></text:p>
          </table:table-cell>
          <table:table-cell table:style-name="Cell20">
            <text:p text:style-name="P52"><text:span text:style-name="T52_1">Baixo</text:span></text:p>
          </table:table-cell>
        </table:table-row>
        <table:table-row table:style-name="Row7">
          <table:table-cell table:style-name="Cell21">
            <text:p text:style-name="P53"><text:span text:style-name="T53_1">Não</text:span><text:span text:style-name="T53_2"><text:s/></text:span><text:span text:style-name="T53_3">existem</text:span><text:span text:style-name="T53_4"><text:s/></text:span><text:span text:style-name="T53_5">funções</text:span><text:span text:style-name="T53_6"><text:s/></text:span><text:span text:style-name="T53_7">específicas</text:span><text:span text:style-name="T53_8"><text:s/></text:span><text:span text:style-name="T53_9">para</text:span><text:span text:style-name="T53_10"><text:s/></text:span><text:span text:style-name="T53_11">tratamento</text:span><text:span text:style-name="T53_12"><text:s/></text:span><text:span text:style-name="T53_13">e</text:span><text:span text:style-name="T53_14"><text:s/></text:span><text:span text:style-name="T53_15">correção</text:span><text:span text:style-name="T53_16"><text:s/></text:span><text:span text:style-name="T53_17">de</text:span><text:span text:style-name="T53_18"><text:s/></text:span><text:span text:style-name="T53_19">erros</text:span><text:span text:style-name="T53_20"><text:s/></text:span><text:span text:style-name="T53_21">decorrentes</text:span><text:span text:style-name="T53_22"><text:s/></text:span><text:span text:style-name="T53_23">da</text:span><text:span text:style-name="T53_24"><text:s/></text:span><text:span text:style-name="T53_25">arquitetura</text:span><text:span text:style-name="T53_26">.</text:span></text:p>
          </table:table-cell>
          <table:table-cell table:style-name="Cell22">
            <text:p text:style-name="P54"><text:span text:style-name="T54_1">Médio</text:span></text:p>
          </table:table-cell>
        </table:table-row>
      </table:table>
      <text:p text:style-name="P55"/>
      <text:list text:style-name="LS1" xml:id="list5" text:continue-list="list0">
        <text:list-item>
          <text:list>
            <text:list-item>
              <text:list>
                <text:list-item>
                  <text:h text:style-name="P56" text:outline-level="10"><text:bookmark-start text:name="h.2mwrfklyuj6j"/><text:bookmark-end text:name="h.2mwrfklyuj6j"/><text:span text:style-name="T56_1">Decisão</text:span></text:h>
                </text:list-item>
              </text:list>
            </text:list-item>
          </text:list>
        </text:list-item>
      </text:list>
      <text:p text:style-name="P57"><text:span text:style-name="T57_1">Os</text:span><text:span text:style-name="T57_2"><text:s/></text:span><text:span text:style-name="T57_3">problemas</text:span><text:span text:style-name="T57_4"><text:s/></text:span><text:span text:style-name="T57_5">relatados</text:span><text:span text:style-name="T57_6"><text:s/></text:span><text:span text:style-name="T57_7">acima</text:span><text:span text:style-name="T57_8"><text:s/></text:span><text:span text:style-name="T57_9">não</text:span><text:span text:style-name="T57_10"><text:s/></text:span><text:span text:style-name="T57_11">tem</text:span><text:span text:style-name="T57_12"><text:s/></text:span><text:span text:style-name="T57_13">um</text:span><text:span text:style-name="T57_14"><text:s/></text:span><text:span text:style-name="T57_15">grande</text:span><text:span text:style-name="T57_16"><text:s/></text:span><text:span text:style-name="T57_17">impacto</text:span><text:span text:style-name="T57_18"><text:s/></text:span><text:span text:style-name="T57_19">na</text:span><text:span text:style-name="T57_20"><text:s/></text:span><text:span text:style-name="T57_21">aplicação</text:span><text:span text:style-name="T57_22">,<text:s/></text:span><text:span text:style-name="T57_23">e</text:span><text:span text:style-name="T57_24"><text:s/></text:span><text:span text:style-name="T57_25">podem</text:span><text:span text:style-name="T57_26"><text:s/></text:span><text:span text:style-name="T57_27">ser</text:span><text:span text:style-name="T57_28"><text:s/></text:span><text:span text:style-name="T57_29">facilmente</text:span><text:span text:style-name="T57_30"><text:s/></text:span><text:span text:style-name="T57_31">corrigidos</text:span><text:span text:style-name="T57_32"><text:s/></text:span><text:span text:style-name="T57_33">com</text:span><text:span text:style-name="T57_34"><text:s/></text:span><text:span text:style-name="T57_35">uma</text:span><text:span text:style-name="T57_36"><text:s/></text:span><text:span text:style-name="T57_37">alteração</text:span><text:span text:style-name="T57_38"><text:s/></text:span><text:span text:style-name="T57_39">nos</text:span><text:span text:style-name="T57_40"><text:s/></text:span><text:span text:style-name="T57_41">documentos</text:span><text:span text:style-name="T57_42"><text:s/></text:span><text:span text:style-name="T57_43">referenciados</text:span><text:span text:style-name="T57_44">,<text:s/></text:span><text:span text:style-name="T57_45">portanto</text:span><text:span text:style-name="T57_46"><text:s/></text:span><text:span text:style-name="T57_47">todos</text:span><text:span text:style-name="T57_48"><text:s/></text:span><text:span text:style-name="T57_49">serão</text:span><text:span text:style-name="T57_50"><text:s/></text:span><text:span text:style-name="T57_51">corrigidos</text:span><text:span text:style-name="T57_52">.</text:span></text:p>
      <text:p text:style-name="P58"/>
      <text:list text:style-name="LS1" xml:id="list6" text:continue-list="list0">
        <text:list-item>
          <text:h text:style-name="P59" text:outline-level="10"><text:bookmark-start text:name="h.mdebums7i9kn"/><text:bookmark-end text:name="h.mdebums7i9kn"/><text:span text:style-name="T59_1">Referências</text:span></text:h>
        </text:list-item>
      </text:list>
      <text:p text:style-name="P60"><text:span text:style-name="T60_1">O</text:span><text:span text:style-name="T60_2"><text:s/></text:span><text:span text:style-name="T60_3">Documento</text:span><text:span text:style-name="T60_4"><text:s/></text:span><text:span text:style-name="T60_5">de</text:span><text:span text:style-name="T60_6"><text:s/></text:span><text:span text:style-name="T60_7">Checklists</text:span><text:span text:style-name="T60_8"><text:s/></text:span><text:span text:style-name="T60_9">de</text:span><text:span text:style-name="T60_10"><text:s/></text:span><text:span text:style-name="T60_11">Verificação</text:span><text:span text:style-name="T60_12"><text:s/></text:span><text:span text:style-name="T60_13">e</text:span><text:span text:style-name="T60_14"><text:s/></text:span><text:span text:style-name="T60_15">Validação</text:span><text:span text:style-name="T60_16"><text:s/></text:span><text:span text:style-name="T60_17">foi</text:span><text:span text:style-name="T60_18"><text:s/></text:span><text:span text:style-name="T60_19">utilizado</text:span><text:span text:style-name="T60_20"><text:s/></text:span><text:span text:style-name="T60_21">como</text:span><text:span text:style-name="T60_22"><text:s/></text:span><text:span text:style-name="T60_23">base</text:span><text:span text:style-name="T60_24"><text:s/></text:span><text:span text:style-name="T60_25">para</text:span><text:span text:style-name="T60_26"><text:s/></text:span><text:span text:style-name="T60_27">encontrar</text:span><text:span text:style-name="T60_28"><text:s/></text:span><text:span text:style-name="T60_29">as</text:span><text:span text:style-name="T60_30"><text:s/></text:span><text:span text:style-name="T60_31">não</text:span><text:span text:style-name="T60_32">-</text:span><text:span text:style-name="T60_33">conformidades</text:span><text:span text:style-name="T60_34"><text:s/></text:span><text:span text:style-name="T60_35">relatas</text:span><text:span text:style-name="T60_36"><text:s/></text:span><text:span text:style-name="T60_37">por</text:span><text:span text:style-name="T60_38"><text:s/></text:span><text:span text:style-name="T60_39">este</text:span><text:span text:style-name="T60_40">.</text:span></text:p>
      <text:list text:style-name="LS1" xml:id="list7" text:continue-list="list0">
        <text:list-item>
          <text:h text:style-name="P61" text:outline-level="10"><text:bookmark-start text:name="h.wmpj1mqm002q"/><text:bookmark-end text:name="h.wmpj1mqm002q"/><text:span text:style-name="T61_1">Interessados</text:span></text:h>
        </text:list-item>
      </text:list>
      <text:p text:style-name="P62"/>
      <table:table table:style-name="Table3">
        <table:table-column table:style-name="Column7"/>
        <table:table-column table:style-name="Column8"/>
        <table:table-row table:style-name="Row8">
          <table:table-cell table:style-name="Cell23">
            <text:p text:style-name="P63"><text:span text:style-name="T63_1">Interessado</text:span></text:p>
          </table:table-cell>
          <table:table-cell table:style-name="Cell24">
            <text:p text:style-name="P64"><text:span text:style-name="T64_1">Comunicação</text:span></text:p>
          </table:table-cell>
        </table:table-row>
        <table:table-row table:style-name="Row9">
          <table:table-cell table:style-name="Cell25">
            <text:p text:style-name="P65"><text:span text:style-name="T65_1">Gerente</text:span><text:span text:style-name="T65_2"><text:s/></text:span><text:span text:style-name="T65_3">de</text:span><text:span text:style-name="T65_4"><text:s/></text:span><text:span text:style-name="T65_5">Projeto</text:span></text:p>
          </table:table-cell>
          <table:table-cell table:style-name="Cell26">
            <text:p text:style-name="P66"><text:span text:style-name="T66_1">Confirmada</text:span><text:span text:style-name="T66_2">.</text:span></text:p>
          </table:table-cell>
        </table:table-row>
        <table:table-row table:style-name="Row10">
          <table:table-cell table:style-name="Cell27">
            <text:p text:style-name="P67"><text:span text:style-name="T67_1">Equipe</text:span><text:span text:style-name="T67_2"><text:s/></text:span><text:span text:style-name="T67_3">de</text:span><text:span text:style-name="T67_4"><text:s/></text:span><text:span text:style-name="T67_5">Desenvolvimento</text:span></text:p>
          </table:table-cell>
          <table:table-cell table:style-name="Cell28">
            <text:p text:style-name="P68"><text:span text:style-name="T68_1">Confirmada</text:span><text:span text:style-name="T68_2">.</text:span></text:p>
          </table:table-cell>
        </table:table-row>
        <table:table-row table:style-name="Row11">
          <table:table-cell table:style-name="Cell29">
            <text:p text:style-name="P69"><text:span text:style-name="T69_1">Responsável</text:span><text:span text:style-name="T69_2"><text:s/></text:span><text:span text:style-name="T69_3">pela</text:span><text:span text:style-name="T69_4"><text:s/></text:span><text:span text:style-name="T69_5">arquitetura</text:span></text:p>
          </table:table-cell>
          <table:table-cell table:style-name="Cell30">
            <text:p text:style-name="P70"><text:span text:style-name="T70_1">Confirmada</text:span><text:span text:style-name="T70_2">.</text:span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size="16pt" style:font-size-asian="16pt" style:font-size-complex="16pt"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size="16pt" style:font-size-asian="16pt" style:font-size-complex="16pt"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